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51cm" fo:margin-top="1cm" fo:margin-bottom="0cm" loext:contextual-spacing="false" fo:line-height="132%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cm" fo:margin-right="0.252cm" fo:margin-top="0cm" fo:margin-bottom="0cm" loext:contextual-spacing="false" fo:text-align="center" style:justify-single-word="false" fo:text-indent="0cm" style:auto-text-indent="false"/>
      <style:text-properties fo:font-size="14pt" fo:language="be" fo:country="BY" style:font-size-asian="14pt" style:font-size-complex="14pt"/>
    </style:style>
    <style:style style:name="P3" style:family="paragraph" style:parent-style-name="Standard">
      <style:paragraph-properties fo:margin-left="0cm" fo:margin-right="0.252cm" fo:margin-top="0cm" fo:margin-bottom="0cm" loext:contextual-spacing="false" fo:line-height="140%" fo:text-indent="0cm" style:auto-text-indent="false"/>
      <style:text-properties officeooo:paragraph-rsid="00444f8d"/>
    </style:style>
    <style:style style:name="P4" style:family="paragraph" style:parent-style-name="Standard">
      <style:paragraph-properties fo:margin-left="0cm" fo:margin-right="0.049cm" fo:margin-top="1.499cm" fo:margin-bottom="0cm" loext:contextual-spacing="false" fo:line-height="132%" fo:text-align="justify" style:justify-single-word="false" fo:text-indent="0cm" style:auto-text-indent="false"/>
    </style:style>
    <style:style style:name="P5" style:family="paragraph" style:parent-style-name="Standard" style:master-page-name="Standard">
      <style:paragraph-properties fo:margin-left="0cm" fo:margin-right="0.252cm" fo:margin-top="0cm" fo:margin-bottom="0cm" loext:contextual-spacing="false" fo:text-align="center" style:justify-single-word="false" fo:text-indent="0cm" style:auto-text-indent="false" style:page-number="auto"/>
      <style:text-properties fo:font-size="14pt" fo:language="be" fo:country="BY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fo:background-color="transparent" style:writing-mode="lr-tb">
        <style:tab-stops>
          <style:tab-stop style:position="15.886cm"/>
        </style:tab-stops>
      </style:paragraph-properties>
      <style:text-properties fo:font-size="14pt" fo:language="ru" fo:country="RU" officeooo:rsid="004a58d5" officeooo:paragraph-rsid="004a58d5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fo:background-color="transparent" style:writing-mode="lr-tb">
        <style:tab-stops>
          <style:tab-stop style:position="15.886cm"/>
        </style:tab-stops>
      </style:paragraph-properties>
      <style:text-properties fo:font-size="14pt" fo:language="ru" fo:country="RU" officeooo:rsid="004b8c54" officeooo:paragraph-rsid="004b8c54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fo:background-color="transparent" style:writing-mode="lr-tb">
        <style:tab-stops>
          <style:tab-stop style:position="15.886cm"/>
        </style:tab-stops>
      </style:paragraph-properties>
      <style:text-properties fo:font-size="14pt" fo:language="ru" fo:country="RU" officeooo:rsid="004c88a3" officeooo:paragraph-rsid="004c88a3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fo:language="ru" fo:country="RU" officeooo:rsid="003fac0e" officeooo:paragraph-rsid="003fac0e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fo:language="ru" fo:country="RU" officeooo:rsid="0018c680" officeooo:paragraph-rsid="0018c680" style:font-size-asian="14pt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5.886cm"/>
        </style:tab-stops>
      </style:paragraph-properties>
      <style:text-properties fo:font-size="14pt" fo:language="ru" fo:country="RU" officeooo:rsid="004a58d5" officeooo:paragraph-rsid="004a58d5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fo:letter-spacing="-0.011cm" fo:language="en" fo:country="US" officeooo:rsid="001b3572" officeooo:paragraph-rsid="001b3572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.049cm" fo:margin-top="0cm" fo:margin-bottom="0cm" loext:contextual-spacing="false" fo:line-height="10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5.886cm"/>
        </style:tab-stops>
      </style:paragraph-properties>
      <style:text-properties fo:font-size="14pt" officeooo:rsid="004e3e1d" officeooo:paragraph-rsid="004e3e1d" style:font-size-asian="14pt" style:font-size-complex="14pt"/>
    </style:style>
    <style:style style:name="P14" style:family="paragraph" style:parent-style-name="Standard">
      <style:paragraph-properties fo:margin-left="0cm" fo:margin-right="0.051cm" fo:margin-top="0cm" fo:margin-bottom="0cm" loext:contextual-spacing="false" fo:line-height="100%" fo:text-align="justify" style:justify-single-word="false" fo:text-indent="0cm" style:auto-text-indent="false" style:writing-mode="lr-tb"/>
      <style:text-properties fo:font-size="14pt" fo:language="be" fo:country="BY" officeooo:paragraph-rsid="0018c680" style:font-size-asian="14pt" style:font-size-complex="14pt"/>
    </style:style>
    <style:style style:name="P15" style:family="paragraph" style:parent-style-name="Standard">
      <style:paragraph-properties fo:margin-left="0cm" fo:margin-right="0.051cm" fo:margin-top="0cm" fo:margin-bottom="0cm" loext:contextual-spacing="false" fo:line-height="100%" fo:text-indent="0cm" style:auto-text-indent="false" style:writing-mode="lr-tb"/>
      <style:text-properties fo:font-size="14pt" fo:letter-spacing="-0.011cm" fo:language="be" fo:country="BY" officeooo:paragraph-rsid="0018c680" style:font-size-asian="14pt" style:font-size-complex="14pt"/>
    </style:style>
    <style:style style:name="P16" style:family="paragraph" style:parent-style-name="Standard">
      <style:paragraph-properties fo:margin-left="0cm" fo:margin-right="0.051cm" fo:margin-top="0cm" fo:margin-bottom="0cm" loext:contextual-spacing="false" fo:line-height="100%" fo:text-indent="0cm" style:auto-text-indent="false" style:writing-mode="lr-tb"/>
      <style:text-properties fo:font-size="14pt" fo:letter-spacing="-0.011cm" fo:language="be" fo:country="BY" officeooo:paragraph-rsid="0025ced1" style:font-size-asian="14pt" style:font-size-complex="14pt"/>
    </style:style>
    <style:style style:name="P17" style:family="paragraph" style:parent-style-name="Standard">
      <style:paragraph-properties fo:margin-left="0cm" fo:margin-right="0.051cm" fo:margin-top="0cm" fo:margin-bottom="0cm" loext:contextual-spacing="false" fo:line-height="100%" fo:text-align="justify" style:justify-single-word="false" fo:text-indent="0cm" style:auto-text-indent="false" style:writing-mode="lr-tb"/>
    </style:style>
    <style:style style:name="P18" style:family="paragraph" style:parent-style-name="Standard">
      <style:paragraph-properties fo:margin-left="0cm" fo:margin-right="0.051cm" fo:margin-top="0cm" fo:margin-bottom="0cm" loext:contextual-spacing="false" fo:line-height="100%" fo:text-align="justify" style:justify-single-word="false" fo:text-indent="0cm" style:auto-text-indent="false" style:writing-mode="lr-tb">
        <style:tab-stops>
          <style:tab-stop style:position="15.886cm"/>
        </style:tab-stops>
      </style:paragraph-properties>
    </style:style>
    <style:style style:name="P19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style:writing-mode="lr-tb">
        <style:tab-stops>
          <style:tab-stop style:position="15.886cm"/>
        </style:tab-stops>
      </style:paragraph-properties>
      <style:text-properties fo:font-size="14pt" fo:language="ru" fo:country="RU" officeooo:rsid="004a58d5" officeooo:paragraph-rsid="004a58d5" style:font-size-asian="14pt" style:font-size-complex="14pt"/>
    </style:style>
    <style:style style:name="T1" style:family="text">
      <style:text-properties fo:font-size="14pt" fo:language="be" fo:country="BY" style:font-size-asian="14pt" style:font-size-complex="14pt"/>
    </style:style>
    <style:style style:name="T2" style:family="text">
      <style:text-properties fo:font-size="14pt" fo:language="be" fo:country="BY" fo:font-style="normal" style:text-underline-style="none" officeooo:rsid="00164e7e" style:font-size-asian="14pt" style:font-style-asian="normal" style:font-size-complex="14pt" style:font-style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etter-spacing="-0.011cm" fo:language="be" fo:country="BY" style:font-size-asian="14pt" style:font-size-complex="14pt"/>
    </style:style>
    <style:style style:name="T5" style:family="text">
      <style:text-properties fo:font-size="14pt" fo:letter-spacing="-0.011cm" fo:language="be" fo:country="BY" officeooo:rsid="0043bd55" style:font-size-asian="14pt" style:font-size-complex="14pt"/>
    </style:style>
    <style:style style:name="T6" style:family="text">
      <style:text-properties fo:font-size="14pt" fo:letter-spacing="-0.011cm" fo:language="ru" fo:country="RU" officeooo:rsid="00164e7e" style:font-size-asian="14pt" style:font-size-complex="14pt"/>
    </style:style>
    <style:style style:name="T7" style:family="text">
      <style:text-properties fo:font-size="14pt" fo:letter-spacing="-0.011cm" fo:language="ru" fo:country="RU" officeooo:rsid="0043bd55" style:font-size-asian="14pt" style:font-size-complex="14pt"/>
    </style:style>
    <style:style style:name="T8" style:family="text">
      <style:text-properties fo:font-size="14pt" fo:letter-spacing="-0.011cm" fo:language="ru" fo:country="RU" officeooo:rsid="0046c0ef" style:font-size-asian="14pt" style:font-size-complex="14pt"/>
    </style:style>
    <style:style style:name="T9" style:family="text">
      <style:text-properties fo:font-size="14pt" fo:language="ru" fo:country="RU" fo:font-style="normal" style:text-underline-style="none" officeooo:rsid="00164e7e" style:font-size-asian="14pt" style:font-style-asian="normal" style:font-size-complex="14pt" style:font-style-complex="normal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language="ru" fo:country="RU" officeooo:rsid="001d9857"/>
    </style:style>
    <style:style style:name="T12" style:family="text">
      <style:text-properties fo:language="ru" fo:country="RU" officeooo:rsid="00256d9b"/>
    </style:style>
    <style:style style:name="T13" style:family="text">
      <style:text-properties fo:language="ru" fo:country="RU" officeooo:rsid="003c66fe"/>
    </style:style>
    <style:style style:name="T14" style:family="text">
      <style:text-properties fo:language="ru" fo:country="RU" officeooo:rsid="004e3e1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officeooo:rsid="0043bd55" style:font-size-asian="14pt" style:font-size-complex="14pt"/>
    </style:style>
    <style:style style:name="T17" style:family="text">
      <style:text-properties fo:color="#000000" fo:font-size="14pt" style:text-underline-style="none" officeooo:rsid="00164e7e" style:font-size-asian="14pt" style:font-size-complex="14pt"/>
    </style:style>
    <style:style style:name="T18" style:family="text">
      <style:text-properties fo:color="#000000" fo:font-size="14pt" style:text-underline-style="none" officeooo:rsid="00174681" style:font-size-asian="14pt" style:font-size-complex="14pt"/>
    </style:style>
    <style:style style:name="T19" style:family="text">
      <style:text-properties fo:color="#000000" fo:font-size="14pt" style:text-underline-style="none" officeooo:rsid="0043bd55" style:font-size-asian="14pt" style:font-size-complex="14pt"/>
    </style:style>
    <style:style style:name="T20" style:family="text">
      <style:text-properties officeooo:rsid="003c66fe"/>
    </style:style>
    <style:style style:name="T21" style:family="text">
      <style:text-properties officeooo:rsid="00414de7"/>
    </style:style>
    <style:style style:name="T22" style:family="text">
      <style:text-properties officeooo:rsid="004b8c54"/>
    </style:style>
    <style:style style:name="T23" style:family="text">
      <style:text-properties officeooo:rsid="004c88a3"/>
    </style:style>
    <style:style style:name="T24" style:family="text">
      <style:text-properties officeooo:rsid="004e3e1d"/>
    </style:style>
    <style:style style:name="T25" style:family="text">
      <style:text-properties officeooo:rsid="004f10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ЗАДАНИЕ</text:p>
      <text:p text:style-name="P2">по курсовому проектированию</text:p>
      <text:p text:style-name="P2"/>
      <text:p text:style-name="P3"><text:span text:style-name="T1">Студенту </text:span><text:span text:style-name="T2">О</text:span><text:span text:style-name="T9">верченко Александру Сергеевичу</text:span></text:p>
      <text:p text:style-name="P14">1. Тема проекта:</text:p>
      <text:p text:style-name="P9">Разработать базу данных <text:span text:style-name="T23">и драйвер взаимодействия с ее файлами на языке С++.</text:span></text:p>
      <text:p text:style-name="P17"><text:span text:style-name="T1">2. </text:span><text:span text:style-name="T3">Срок сдачи студентом законченного </text:span><text:span text:style-name="T1">проекта:</text:span></text:p>
      <text:p text:style-name="P10"><text:span text:style-name="T21">10</text:span>.<text:span text:style-name="T21">06</text:span>.201<text:span text:style-name="T21">7</text:span> г.</text:p>
      <text:p text:style-name="P18"><text:span text:style-name="T1">3. </text:span><text:span text:style-name="T3">Решаемые задачи и функционал разрабатываемого ПО:</text:span></text:p>
      <text:p text:style-name="P11">Нужно разработать базу данных, соответствующую следующим требованиям:</text:p>
      <text:list xml:id="list3278937582525654770" text:style-name="L1">
        <text:list-item>
          <text:p text:style-name="P19">возможность сохранять в базе данные неопределенного размера;</text:p>
        </text:list-item>
        <text:list-item>
          <text:p text:style-name="P19">возможность хранить в базе данных целые числа;</text:p>
        </text:list-item>
        <text:list-item>
          <text:p text:style-name="P19">возможность хранить в базе данных строки.</text:p>
        </text:list-item>
      </text:list>
      <text:p text:style-name="P6">У каждой записи в базе данных должен быть свой уникальный идентификатор, <text:span text:style-name="T22">которым может быть как стандартное поле, так и поле, заданное пользователем. Также требуется добавить возможность фильтрации по исходным данным.</text:span></text:p>
      <text:p text:style-name="P7">В каждой записи все данные должны быть организованы по принципу ключ-значение. В каждую базу должна быть возможность добавления записи с любыми ключами, даже с теми, которые до этого не были записаны в базу. У каждой записи любому ключу не может соответствовать более одного значения.</text:p>
      <text:p text:style-name="P8">Также <text:span text:style-name="T24">должна быть возможность зашифровать базу данных паролем с целью ее защиты от несанкционированного использования.</text:span></text:p>
      <text:p text:style-name="P15">4. Средства разработки:</text:p>
      <text:p text:style-name="P12"><text:span text:style-name="T12">Язык программирования </text:span>C++, <text:span text:style-name="T20">Microsoft Visual Studio, </text:span><text:span text:style-name="T13">ОС </text:span><text:span text:style-name="T20">Windows</text:span><text:span text:style-name="T11">, </text:span><text:span text:style-name="T14">по возможности будет добавлена поддержка остальных операционных систем</text:span></text:p>
      <text:p text:style-name="P16">5. Другое:</text:p>
      <text:p text:style-name="P13">Для работой с файлом <text:span text:style-name="T25">базы данных</text:span> будет использован временный файл в качестве буфера.</text:p>
      <text:p text:style-name="P4"><text:span text:style-name="T4">РУКОВОДИТЕЛЬ</text:span><text:bookmark text:name="_GoBack"/><text:span text:style-name="T4"> <text:s text:c="63"/><text:tab/><text:tab/></text:span><text:span text:style-name="T5">К</text:span><text:span text:style-name="T7">остенич</text:span><text:span text:style-name="T6"> </text:span><text:span text:style-name="T8">А</text:span><text:span text:style-name="T6">. </text:span><text:span text:style-name="T8">М</text:span><text:span text:style-name="T6">.</text:span></text:p>
      <text:p text:style-name="P1"><text:span text:style-name="T3">Задание принял к исполнению</text:span><text:span text:style-name="T10"> <text:s text:c="22"/></text:span><text:span text:style-name="T15"><text:s text:c="13"/><text:tab/><text:tab/></text:span><text:span text:style-name="T16">01</text:span><text:span text:style-name="T17">.0</text:span><text:span text:style-name="T19">3</text:span><text:span text:style-name="T17">.201</text:span><text:span text:style-name="T19">7</text:span><text:span text:style-name="T18"> г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99cm" fo:margin-right="0cm" fo:margin-top="0.423cm" fo:margin-bottom="0.106cm" loext:contextual-spacing="false" fo:text-indent="0cm" style:auto-text-indent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N</meta:initial-creator>
    <meta:editing-cycles>56</meta:editing-cycles>
    <meta:creation-date>2016-09-06T13:45:00</meta:creation-date>
    <dc:date>2017-03-05T17:54:33.559000000</dc:date>
    <meta:editing-duration>PT3H51M33S</meta:editing-duration>
    <meta:generator>LibreOffice/5.2.5.1$Windows_X86_64 LibreOffice_project/0312e1a284a7d50ca85a365c316c7abbf20a4d22</meta:generator>
    <meta:document-statistic meta:table-count="0" meta:image-count="0" meta:object-count="0" meta:page-count="1" meta:paragraph-count="21" meta:word-count="201" meta:character-count="1534" meta:non-whitespace-character-count="12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